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fo:margin-top="0cm" fo:margin-bottom="0cm" style:contextual-spacing="false" fo:line-height="0.002cm" fo:orphans="0" fo:widows="0" style:page-number="auto" fo:break-before="page" style:text-autospace="none"/>
      <style:text-properties style:font-name="Calibri" fo:font-size="12pt" style:font-size-asian="12pt" style:font-size-complex="12pt"/>
    </style:style>
    <style:style style:name="P2" style:family="paragraph" style:parent-style-name="Heading_20_1">
      <style:text-properties style:font-name="Calibri"/>
    </style:style>
    <style:style style:name="P3" style:family="paragraph" style:parent-style-name="Text_20_body">
      <style:paragraph-properties fo:margin-left="0cm" fo:margin-top="0cm" fo:margin-bottom="0cm" style:contextual-spacing="false" fo:line-height="0.499cm" fo:text-align="justify" style:justify-single-word="false" fo:orphans="0" fo:widows="0" fo:text-indent="0cm" style:auto-text-indent="false" style:text-autospace="none"/>
      <style:text-properties style:font-name="Calibri" fo:font-size="12pt" fo:font-weight="normal" officeooo:rsid="002231b9" officeooo:paragraph-rsid="002458af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0.499cm" fo:text-align="justify" style:justify-single-word="false" fo:orphans="0" fo:widows="0" style:text-autospace="none"/>
      <style:text-properties style:font-name="Calibri" fo:font-size="12pt" officeooo:rsid="002231b9" fo:background-color="transparent" style:font-size-asian="12pt" style:font-size-complex="12pt"/>
    </style:style>
    <style:style style:name="P5" style:family="paragraph" style:parent-style-name="Text_20_body">
      <style:paragraph-properties fo:line-height="0.499cm" fo:text-align="justify" style:justify-single-word="false" fo:orphans="0" fo:widows="0" style:text-autospace="none"/>
      <style:text-properties style:font-name="Calibri" fo:font-size="12pt" officeooo:rsid="00267357" officeooo:paragraph-rsid="00267357" fo:background-color="transparent" style:font-size-asian="12pt" style:font-size-complex="12pt"/>
    </style:style>
    <style:style style:name="P6" style:family="paragraph" style:parent-style-name="Text_20_body">
      <style:paragraph-properties fo:margin-left="0cm" fo:margin-top="0cm" fo:margin-bottom="0cm" style:contextual-spacing="false" fo:line-height="0.499cm" fo:text-align="justify" style:justify-single-word="false" fo:orphans="0" fo:widows="0" fo:text-indent="0cm" style:auto-text-indent="false" style:text-autospace="none"/>
      <style:text-properties style:font-name="Calibri" fo:font-size="12pt" officeooo:paragraph-rsid="002458af" style:font-size-asian="12pt" style:font-size-complex="12pt"/>
    </style:style>
    <style:style style:name="P7" style:family="paragraph" style:parent-style-name="Heading_20_1">
      <style:text-properties style:font-name="Calibri" officeooo:rsid="0020323a" officeooo:paragraph-rsid="0020323a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Calibri" fo:font-size="12pt" officeooo:rsid="0020323a" officeooo:paragraph-rsid="0020323a" style:font-size-asian="12pt" style:font-size-complex="12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Calibri" fo:font-size="12pt" officeooo:rsid="0020323a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officeooo:paragraph-rsid="002a53c3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Calibri" fo:font-size="12pt" officeooo:rsid="0020323a" officeooo:paragraph-rsid="002a53c3" style:font-size-asian="12pt" style:font-size-complex="12pt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Calibri" fo:font-size="12pt" fo:font-weight="normal" officeooo:rsid="0020323a" officeooo:paragraph-rsid="0020323a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line-height="100%" fo:text-align="justify" style:justify-single-word="false"/>
      <style:text-properties style:font-name="Calibri" officeooo:rsid="0020323a" officeooo:paragraph-rsid="0020f2bb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Calibri" fo:font-size="12pt" officeooo:rsid="0020f2bb" officeooo:paragraph-rsid="0020f2bb" style:font-size-asian="12pt" style:font-size-complex="12pt"/>
    </style:style>
    <style:style style:name="P15" style:family="paragraph" style:parent-style-name="Text_20_body" style:list-style-name="L1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1aef3" officeooo:paragraph-rsid="0021aef3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1aef3" officeooo:paragraph-rsid="0021aef3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ce7f4" officeooo:paragraph-rsid="002ce7f4" style:text-blinking="false" fo:background-color="transparent" style:font-size-asian="12pt" style:font-size-complex="12pt"/>
    </style:style>
    <style:style style:name="T1" style:family="text">
      <style:text-properties style:font-name="Calibri"/>
    </style:style>
    <style:style style:name="T2" style:family="text">
      <style:text-properties officeooo:rsid="002d9c50"/>
    </style:style>
    <style:style style:name="T3" style:family="text">
      <style:text-properties officeooo:rsid="002a53c3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fo:font-style="italic" officeooo:rsid="00325edf" style:font-style-asian="italic" style:font-style-complex="italic"/>
    </style:style>
    <style:style style:name="T6" style:family="text">
      <style:text-properties fo:color="#000000" loext:opacity="100%" fo:font-style="italic" officeooo:rsid="0028f384" style:font-style-asian="italic" style:font-style-complex="italic"/>
    </style:style>
    <style:style style:name="T7" style:family="text">
      <style:text-properties officeooo:rsid="002724f9"/>
    </style:style>
    <style:style style:name="T8" style:family="text">
      <style:text-properties officeooo:rsid="0030f905"/>
    </style:style>
    <style:style style:name="T9" style:family="text">
      <style:text-properties officeooo:rsid="002c5a1c"/>
    </style:style>
    <style:style style:name="T10" style:family="text">
      <style:text-properties style:font-name="Calibri" fo:font-size="12pt" officeooo:rsid="0020323a" style:font-size-asian="12pt" style:font-size-complex="12pt"/>
    </style:style>
    <style:style style:name="T11" style:family="text">
      <style:text-properties style:font-name="Calibri" fo:font-size="12pt" fo:font-weight="normal" officeooo:rsid="0020323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officeooo:rsid="002c5a1c" style:font-size-asian="12pt" style:font-size-complex="12pt"/>
    </style:style>
    <style:style style:name="T13" style:family="text">
      <style:text-properties style:font-name="Calibri" fo:font-size="12pt" officeooo:rsid="002a53c3" style:font-size-asian="12pt" style:font-size-complex="12pt"/>
    </style:style>
    <style:style style:name="T14" style:family="text">
      <style:text-properties style:font-name="Calibri" fo:font-size="12pt" officeooo:rsid="0028f384" style:font-size-asian="12pt" style:font-size-complex="12pt"/>
    </style:style>
    <style:style style:name="T15" style:family="text">
      <style:text-properties style:font-name="Calibri" fo:font-size="12pt" officeooo:rsid="002bb9df" style:font-size-asian="12pt" style:font-size-complex="12pt"/>
    </style:style>
    <style:style style:name="T16" style:family="text">
      <style:text-properties fo:color="#000000" loext:opacity="100%" style:font-name="Calibri" fo:font-size="12pt" officeooo:rsid="002bb9df" style:font-size-asian="12pt" style:font-size-complex="12pt"/>
    </style:style>
    <style:style style:name="T17" style:family="text">
      <style:text-properties fo:color="#000000" loext:opacity="100%" style:font-name="Calibri" fo:font-size="12pt" officeooo:rsid="002c5a1c" style:font-size-asian="12pt" style:font-size-complex="12pt"/>
    </style:style>
    <style:style style:name="T18" style:family="text">
      <style:text-properties fo:color="#000000" loext:opacity="100%" style:font-name="Calibri" fo:font-size="12pt" style:font-size-asian="12pt" style:font-size-complex="12pt"/>
    </style:style>
    <style:style style:name="T19" style:family="text">
      <style:text-properties officeooo:rsid="003399ab"/>
    </style:style>
    <style:style style:name="T20" style:family="text">
      <style:text-properties officeooo:rsid="0033d17c"/>
    </style:style>
    <style:style style:name="T21" style:family="text">
      <style:text-properties officeooo:rsid="0021aef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<text:span text:style-name="Default_20_Paragraph_20_Font"><text:span text:style-name="T1">Criterio A: Planificación</text:span></text:span></text:p>
      <text:h text:style-name="P2" text:outline-level="1">Contexto</text:h>
      <text:p text:style-name="P3">Mi cliente es una estudiante de tercer año de carrera en una universidad de Barcelona. Actualmente se encuentra en las primeras etapas de su proceso de independización y se mudará a una residencia universitaria compartida con otras personas. Aunque la aplicación está diseñada principalmente para ella, estará a disposición de todas las personas que vivan en la residencia. Mi asesor es mi profesor de informática, con quien he trabajado durante el curso y que me ha orientado para asegurar que el proyecto sea viable y adecuado. </text:p>
      <text:p text:style-name="P3"/>
      <text:p text:style-name="P4">Considero que la elección tanto del cliente como del asesor es apropiada. <text:span text:style-name="T2">Mi clienta</text:span> representa un perfil real con una necesidad concreta que puede abordarse mediante una solución informátic<text:span text:style-name="T3">a. Por otro lado, m</text:span>i asesor cuenta con los conocimientos técnicos necesarios y experiencia para guiarme durante todas las etapas del proyecto.</text:p>
      <text:p text:style-name="P4">El producto se desarrollará para ayudar a la <text:span text:style-name="T2">clienta </text:span>a <text:span text:style-name="T3">aprovechar todos los alimentos que tiene en casa, sin necesidad de compras adicionales, dando como resultado un menor gasto en gastronomía</text:span>. Además, el proyecto representa un reto motivador para mí, <text:span text:style-name="T3">ya que me hará aprender y </text:span>mejorar mis habilidades de programación.</text:p>
      <text:p text:style-name="P4"><text:span text:style-name="Emphasis"><text:span text:style-name="T4">(Ver A</text:span></text:span><text:span text:style-name="Emphasis"><text:span text:style-name="T5">nexo </text:span></text:span><text:span text:style-name="Emphasis"><text:span text:style-name="T4">1: Evidencia de consulta con </text:span></text:span><text:span text:style-name="Emphasis"><text:span text:style-name="T6">el</text:span></text:span><text:span text:style-name="Emphasis"><text:span text:style-name="T4"> client</text:span></text:span><text:span text:style-name="Emphasis"><text:span text:style-name="T6">e</text:span></text:span><text:span text:style-name="Emphasis"><text:span text:style-name="T4">)</text:span></text:span></text:p>
      <text:p text:style-name="P4"/>
      <text:p text:style-name="P5">Número de palabras: <text:s/><text:span text:style-name="T7">1</text:span><text:span text:style-name="T8">87</text:span></text:p>
      <text:p text:style-name="P6"/>
      <text:h text:style-name="P7" text:outline-level="1">Fundamento de la solución propuesta</text:h>
      <text:p text:style-name="P8">La solución propuesta surge de una necesidad real identificada durante conversaciones con mi clienta y validada por mi asesor, mi profesor de informática. <text:span text:style-name="T2">Mi clienta </text:span>requiere una herramienta que le permita gestionar los alimentos disponibles y descubrir recetas que eviten el desperdicio y optimicen sus gastos, además de una plataforma donde compartir y consultar recetas creadas por otros usuarios.</text:p>
      <text:p text:style-name="P9"><text:span text:style-name="T9">Mi propuesta es </text:span>desarrollar una aplicación que sugerirá recetas <text:span text:style-name="T9">a partir de </text:span>los ingredientes disponibles, <text:span text:style-name="T9">también </text:span>permitirá buscar recetas sin regis<text:span text:style-name="T9">tro previo</text:span> y ofrecerá la opción de crear, guardar y compartir recetas dentro d<text:span text:style-name="T9">e la aplicación, formando una comunidad de cocineros activa</text:span>.</text:p>
      <text:p text:style-name="P10"><text:span text:style-name="T10">Utilizaré </text:span><text:span text:style-name="Strong_20_Emphasis"><text:span text:style-name="T11">Java</text:span></text:span><text:span text:style-name="T10"> como lenguaje de programación porque permite crear aplicaciones de escritorio multiplataforma con interfaces gráficas sencillas, además de ser el lenguaje que he trabajado durante </text:span><text:span text:style-name="T12">los últimos cursos académicos</text:span><text:span text:style-name="T10">. Para el almacenamiento de datos, </text:span><text:span text:style-name="T13">usaré</text:span><text:span text:style-name="T10"> </text:span><text:span text:style-name="Strong_20_Emphasis"><text:span text:style-name="T11">MySQL</text:span></text:span><text:span text:style-name="T10">, un sistema compatible con Java, que </text:span><text:span text:style-name="T12">me </text:span><text:span text:style-name="T10">permit</text:span><text:span text:style-name="T12">irá</text:span><text:span text:style-name="T10"> gestionar usuarios, </text:span><text:soft-page-break/><text:span text:style-name="T10">alimentos y recetas de forma estructurada y facilita</text:span><text:span text:style-name="T12">rá</text:span><text:span text:style-name="T10"> la conexión de múltiples usuarios a una misma base de datos. Esta combinación garantiza una solución </text:span><text:span text:style-name="T14">segura para el cliente mediante el inicio de sesión </text:span><text:span text:style-name="T15">con contraseña, por lo que cada usuario registrado podrá acceder únicamente a su información.</text:span><text:span text:style-name="T16"> </text:span><text:span text:style-name="T17">Se debe recalcar que mi cliente</text:span><text:span text:style-name="T18"> utiliza un ordenador portátil con sistema operativo Windows 10, compatible con aplicaciones Java de escritorio. </text:span></text:p>
      <text:p text:style-name="P11">Este proyecto representa un desafío que <text:span text:style-name="T9">ensanchará </text:span>mis conocimientos en programación orientada a objetos <text:span text:style-name="T9">y bases de datos</text:span>, aportando una solución práctica para mi clienta y otros usuarios.</text:p>
      <text:p text:style-name="P12"/>
      <text:p text:style-name="P5">Número de palabras: <text:span text:style-name="T7">2</text:span><text:span text:style-name="T9">4</text:span><text:span text:style-name="T19">4</text:span></text:p>
      <text:h text:style-name="P13" text:outline-level="1"/>
      <text:h text:style-name="P13" text:outline-level="1">Criterios de logro</text:h>
      <text:list text:style-name="L1">
        <text:list-item>
          <text:p text:style-name="P14">La aplicación debe permitir la creación de usuarios y el inicio de sesión.</text:p>
        </text:list-item>
        <text:list-item>
          <text:p text:style-name="P14"><text:span text:style-name="T20">La aplicación d</text:span>ebe ofrecer la posibilidad de registrar alimentos no comestibles por parte del usuario.</text:p>
        </text:list-item>
        <text:list-item>
          <text:p text:style-name="P14">Los usuarios deben poder aplicar filtros por categorías dietéticas como “vegetariano”, “vegano” o “celiaco”. Y también debe aplicar filtros por propiedades de la receta.</text:p>
        </text:list-item>
        <text:list-item>
          <text:p text:style-name="P14">La aplicación debe permitir gestionar una lista de recetas <text:span text:style-name="T21">guardadas por el usuario.</text:span></text:p>
        </text:list-item>
        <text:list-item>
          <text:p text:style-name="P15">La aplicación debe permitir la valoración de las recetas por parte de los usuarios.</text:p>
        </text:list-item>
        <text:list-item>
          <text:p text:style-name="P15">Las recetas deben incluir propiedades, como el contenido calórico, el tiempo de producción, la dificultad, etc.</text:p>
        </text:list-item>
        <text:list-item>
          <text:p text:style-name="P15">La aplicación debe guardar un historial de recetas cocinadas para facilitar su consulta.</text:p>
        </text:list-item>
        <text:list-item>
          <text:p text:style-name="P15">Basándose en los alimentos disponibles del usuario, la aplicación debe sugerir automáticamente las recetas más adecuadas para el usuario. Y también puede permitir buscar recetas sin tener en cuenta los alimentos.</text:p>
        </text:list-item>
        <text:list-item>
          <text:p text:style-name="P15">Los usuarios deben poder ajustar las cantidades de los ingredientes para adaptar las recetas al número de comensales, ofreciendo proporciones adecuadas.</text:p>
        </text:list-item>
        <text:list-item>
          <text:p text:style-name="P15">La aplicación debe permitir la incorporación de nuevas recetas por parte de los usuarios.</text:p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loext:num-list-format="%1%" text:bullet-char="·">
        <style:list-level-properties/>
      </text:list-level-style-bullet>
      <text:list-level-style-bullet text:level="2" loext:num-list-format="%2%" text:bullet-char="-">
        <style:list-level-properties/>
      </text:list-level-style-bullet>
      <text:list-level-style-number text:level="3" text:style-name="WW_5f_CharLFO1LVL3" loext:num-list-format="%3%" style:num-format="1">
        <style:list-level-properties/>
      </text:list-level-style-number>
      <text:list-level-style-number text:level="4" text:style-name="WW_5f_CharLFO1LVL4" loext:num-list-format="%4%" style:num-format="1">
        <style:list-level-properties/>
      </text:list-level-style-number>
      <text:list-level-style-number text:level="5" text:style-name="WW_5f_CharLFO1LVL5" loext:num-list-format="%5%" style:num-format="1">
        <style:list-level-properties/>
      </text:list-level-style-number>
      <text:list-level-style-number text:level="6" text:style-name="WW_5f_CharLFO1LVL6" loext:num-list-format="%6%" style:num-format="1">
        <style:list-level-properties/>
      </text:list-level-style-number>
      <text:list-level-style-number text:level="7" text:style-name="WW_5f_CharLFO1LVL7" loext:num-list-format="%7%" style:num-format="1">
        <style:list-level-properties/>
      </text:list-level-style-number>
      <text:list-level-style-number text:level="8" text:style-name="WW_5f_CharLFO1LVL8" loext:num-list-format="%8%" style:num-format="1">
        <style:list-level-properties/>
      </text:list-level-style-number>
      <text:list-level-style-number text:level="9" text:style-name="WW_5f_CharLFO1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loext:num-list-format="%1%" text:bullet-char="•">
        <style:list-level-properties/>
      </text:list-level-style-bullet>
      <text:list-level-style-number text:level="2" text:style-name="WW_5f_CharLFO2LVL2" loext:num-list-format="%2%" style:num-format="1">
        <style:list-level-properties/>
      </text:list-level-style-number>
      <text:list-level-style-number text:level="3" text:style-name="WW_5f_CharLFO2LVL3" loext:num-list-format="%3%" style:num-format="1">
        <style:list-level-properties/>
      </text:list-level-style-number>
      <text:list-level-style-number text:level="4" text:style-name="WW_5f_CharLFO2LVL4" loext:num-list-format="%4%" style:num-format="1">
        <style:list-level-properties/>
      </text:list-level-style-number>
      <text:list-level-style-number text:level="5" text:style-name="WW_5f_CharLFO2LVL5" loext:num-list-format="%5%" style:num-format="1">
        <style:list-level-properties/>
      </text:list-level-style-number>
      <text:list-level-style-number text:level="6" text:style-name="WW_5f_CharLFO2LVL6" loext:num-list-format="%6%" style:num-format="1">
        <style:list-level-properties/>
      </text:list-level-style-number>
      <text:list-level-style-number text:level="7" text:style-name="WW_5f_CharLFO2LVL7" loext:num-list-format="%7%" style:num-format="1">
        <style:list-level-properties/>
      </text:list-level-style-number>
      <text:list-level-style-number text:level="8" text:style-name="WW_5f_CharLFO2LVL8" loext:num-list-format="%8%" style:num-format="1">
        <style:list-level-properties/>
      </text:list-level-style-number>
      <text:list-level-style-number text:level="9" text:style-name="WW_5f_CharLFO2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7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2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richardt</meta:initial-creator>
    <meta:creation-date>2011-02-06T11:20:00Z</meta:creation-date>
    <dc:date>2025-06-16T02:49:41.627166300</dc:date>
    <meta:editing-cycles>16</meta:editing-cycles>
    <meta:editing-duration>PT22H42M29S</meta:editing-duration>
    <meta:print-date>2025-06-16T02:01:29.688729900</meta:print-date>
    <meta:printed-by>Archivos PDF</meta:printed-by>
    <meta:document-statistic meta:table-count="0" meta:image-count="0" meta:object-count="0" meta:page-count="2" meta:paragraph-count="25" meta:word-count="645" meta:character-count="4212" meta:non-whitespace-character-count="3599"/>
    <meta:template xlink:type="simple" xlink:actuate="onRequest" xlink:title="" xlink:href="../../../AppData/Local/Temp/6ff5055c-b81a-40a4-96d4-b3400f479730_Formularios.zip.730/Formularios/Documentación/Crit_A_Planificación.odt/Normal"/>
  </office:meta>
</office:document-meta>
</file>